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 office:value-type="string" calcext:value-type="string">
            <text:p>TODO: Consider letting this work on anything that “lasts X turns”, like Chris Cogsworth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8" table:default-cell-style-name="ce13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number-columns-repeated="3"/>
          <table:table-cell table:style-name="ce15" office:value-type="string" calcext:value-type="string">
            <text:p>Cultist</text:p>
          </table:table-cell>
          <table:table-cell table:style-name="ce14"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number-columns-repeated="2"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14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table:style-name="ce14"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14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table:style-name="ce14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13"/>
          <table:table-cell table:number-columns-repeated="3"/>
          <table:table-cell table:style-name="ce14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13" table:number-columns-repeated="2"/>
          <table:table-cell table:style-name="ce14" office:value-type="string" calcext:value-type="string">
            <text:p>Undead Pig</text:p>
          </table:table-cell>
          <table:table-cell/>
          <table:table-cell table:style-name="ce14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1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13" table:number-columns-repeated="4"/>
          <table:table-cell table:style-name="ce14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13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13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13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13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2T15:06:55.205111958</dc:date>
    <meta:editing-duration>P3DT8H14M38S</meta:editing-duration>
    <meta:editing-cycles>553</meta:editing-cycles>
    <meta:document-statistic meta:table-count="10" meta:cell-count="1585" meta:object-count="0"/>
  </office:meta>
</office:document-meta>
</file>